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RH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0951278" calcext:value-type="float">
            <text:p>1.0951278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8.8935792428" calcext:value-type="float">
            <text:p>-38.89357924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07004" calcext:value-type="float">
            <text:p>1.07004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8.933" calcext:value-type="float">
            <text:p>-38.9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H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069862" calcext:value-type="float">
            <text:p>1.069862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8.9383" calcext:value-type="float">
            <text:p>-38.9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6:41:07.454868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2-17T15:25:20.741311033</meta:creation-date>
    <meta:generator>LibreOffice/5.0.3.2$Linux_X86_64 LibreOffice_project/00m0$Build-2</meta:generator>
    <dc:date>2016-02-17T16:45:28.216964058</dc:date>
    <dc:creator>marcosgpc </dc:creator>
    <meta:editing-duration>PT4M20S</meta:editing-duration>
    <meta:editing-cycles>1</meta:editing-cycles>
    <meta:document-statistic meta:table-count="1" meta:cell-count="15" meta:object-count="0"/>
  </office:meta>
</office:document-meta>
</file>